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28" calcext:value-type="float">
            <text:p>1428</text:p>
          </table:table-cell>
          <table:table-cell table:style-name="ce7" table:formula="of:=COUNTIF([.B7:.B999998];&quot;X&quot;)" office:value-type="float" office:value="1238" calcext:value-type="float">
            <text:p>123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19" calcext:value-type="float">
            <text:p>151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3" table:number-rows-repeated="104714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9">00/00/0000</text:date>, <text:time style:data-style-name="N2" text:time-value="18:05:18.11731927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09T18:05:55.224432473</dc:date>
    <meta:editing-duration>P1DT12H59M2S</meta:editing-duration>
    <meta:editing-cycles>1417</meta:editing-cycles>
    <meta:document-statistic meta:table-count="1" meta:cell-count="8622" meta:object-count="0"/>
  </office:meta>
</office:document-meta>
</file>